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style style:name="P1" style:family="paragraph">
      <style:paragraph-properties>
        <style:drop-cap style:lines="2" style:length="1"/>
      </style:paragraph-properties>
    </style:style>
    <style:style style:name="P2" style:family="paragraph">
      <style:paragraph-properties>
        <style:drop-cap style:lines="2" style:length="2"/>
      </style:paragraph-properties>
    </style:style>
    <style:style style:name="P3" style:family="paragraph">
      <style:paragraph-properties>
        <style:drop-cap style:lines="2" style:length="word"/>
      </style:paragraph-properties>
    </style:style>
  </office:automatic-styles>
  <office:body>
    <office:text>
      <text:p text:style-name="P1">
     This is an example of paragraph with drop caps. This is also an example of drop caps with length of 1. 
     This is an example of paragraph with drop caps. This is also an example of drop caps with length of 1. 
     This is an example of paragraph with drop caps. This is also an example of drop caps with length of 1.
   </text:p>
      <text:p/>
      <text:p text:style-name="P2">
     This is an example of paragraph with drop caps. This is also an example of drop caps with length of 2. 
     This is an example of paragraph with drop caps. This is also an example of drop caps with length of 2. 
     This is an example of paragraph with drop caps. This is also an example of drop caps with length of 2.

   </text:p>
      <text:p/>
      <text:p text:style-name="P3">
     This is an example of paragraph with drop caps. This is also an example of drop caps with length of word. 
     This is an example of paragraph with drop caps. This is also an example of drop caps with length of word. 
     This is an example of paragraph with drop caps. This is also an example of drop caps with length of wo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page-layout style:name="PageLayout-1">
      <style:page-layout-properties fo:page-width="8.26in" fo:page-height="11.69in" fo:margin-top="1.0in" fo:margin-bottom="1.0in" fo:margin-left="1.0in" fo:margin-right="1.0in" style:print-orientation="portrait"/>
    </style:page-layout>
  </office:automatic-styles>
  <office:master-styles>
    <style:master-page style:name="Standard" style:page-layout-name="PageLayout-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User-Agent: Manual/1.0
        </meta:generator>
    <dc:title>Meta Test Document</dc:title>
    <dc:description>Copyright (C) 2006 Intel Corporation.</dc:description>
    <dc:subject>Subject of the document</dc:subject>
    <dc:creator>Yi Luo</dc:creator>
    <dc:date>2006-03-01T11:34:56</dc:date>
    <meta:initial-creator>Majid Khan</meta:initial-creator>
    <meta:creation-date>2005-12-19T12:50:56</meta:creation-date>
    <meta:printed-by>Yi Luo</meta:printed-by>
    <meta:print-date>2006-03-01T11:34:56</meta:print-date>
    <meta:editing-duration>PT0H10M10S</meta:editing-duration>
    <meta:keyword>First keyword</meta:keyword>
    <meta:keyword>Second keyword</meta:keyword>
    <meta:keyword>Third keyword</meta:keyword>
    <dc:language>en-US</dc:language>
    <meta:editing-cycles>1</meta:editing-cycles>
    <meta:editing-duration>PT19S</meta:editing-duration>
    <meta:document-statistic meta:table-count="0" meta:image-count="0" meta:object-count="0" meta:page-count="1" meta:paragraph-count="1" meta:word-count="12" meta:character-count="69"/>
  </office:meta>
</office:document-meta>
</file>